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80000030AF8C411CF62B5B1E8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4.802cm" svg:height="14.662cm" svg:x="0.499cm" svg:y="0.499cm">
          <draw:image xlink:href="Pictures/10000001000005280000030AF8C411CF62B5B1E8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5.8cm" fo:page-height="15.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06T08:51:26.105584422</dc:date>
    <meta:editing-duration>PT15M</meta:editing-duration>
    <meta:editing-cycles>7</meta:editing-cycles>
    <meta:generator>LibreOffice/7.3.5.2$Linux_X86_64 LibreOffice_project/30$Build-2</meta:generator>
    <meta:document-statistic meta:object-count="1"/>
  </office:meta>
</office:document-meta>
</file>